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Times New Roman2" svg:font-family="'Times New Roman'" style:font-family-generic="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autospace="none"/>
      <style:text-properties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line-height="100%" style:text-autospace="none"/>
      <style:text-properties style:font-name="Times New Roman2" fo:font-size="12pt" fo:language="zxx" fo:country="none" style:text-underline-style="none" fo:font-weight="normal" style:font-name-asian="Times New Roman2" style:font-size-asian="12pt" style:font-weight-asian="normal" style:font-name-complex="Times New Roman2" style:font-size-complex="12pt" style:font-weight-complex="normal"/>
    </style:style>
    <style:style style:name="P3" style:family="paragraph" style:parent-style-name="Standard">
      <style:paragraph-properties fo:line-height="100%" style:text-autospace="none"/>
      <style:text-properties style:font-name="Times New Roman2" fo:font-size="12pt" fo:language="zxx" fo:country="none" style:text-underline-style="solid" style:text-underline-width="auto" style:text-underline-color="font-color" fo:font-weight="bold" style:font-name-asian="Times New Roman2" style:font-size-asian="12pt" style:font-weight-asian="bold" style:font-name-complex="Times New Roman2" style:font-size-complex="12pt" style:font-weight-complex="bold"/>
    </style:style>
    <style:style style:name="P4" style:family="paragraph" style:parent-style-name="Standard">
      <style:paragraph-properties fo:line-height="100%" style:text-autospace="none"/>
    </style:style>
    <style:style style:name="P5" style:family="paragraph" style:parent-style-name="Standard">
      <style:paragraph-properties fo:line-height="100%" style:text-autospace="none"/>
      <style:text-properties style:use-window-font-color="true" style:font-name="Times New Roman2" fo:font-size="12pt" fo:language="zxx" fo:country="none" style:text-underline-style="none" style:font-name-asian="Times New Roman2" style:font-size-asian="12pt" style:font-name-complex="Times New Roman2" style:font-size-complex="12pt"/>
    </style:style>
    <style:style style:name="P6" style:family="paragraph" style:parent-style-name="Standard">
      <style:paragraph-properties fo:margin-left="1.27cm" fo:margin-right="0cm" fo:line-height="100%" fo:text-indent="0cm" style:auto-text-indent="false" style:text-autospace="none"/>
      <style:text-properties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P7" style:family="paragraph" style:parent-style-name="Standard">
      <style:paragraph-properties fo:margin-left="1.27cm" fo:margin-right="0cm" fo:line-height="100%" fo:text-indent="0cm" style:auto-text-indent="false" style:text-autospace="none"/>
      <style:text-properties style:font-name="Times New Roman2" fo:font-size="12pt" fo:language="zxx" fo:country="none" style:text-underline-style="none" fo:font-weight="normal" style:font-name-asian="Times New Roman2" style:font-size-asian="12pt" style:font-weight-asian="normal" style:font-name-complex="Times New Roman2" style:font-size-complex="12pt" style:font-weight-complex="normal"/>
    </style:style>
    <style:style style:name="P8" style:family="paragraph" style:parent-style-name="Standard">
      <style:paragraph-properties fo:line-height="100%" style:text-autospace="none"/>
      <style:text-properties style:font-name="Times New Roman2" fo:font-size="12pt" style:font-name-asian="Times New Roman2" style:font-size-asian="12pt" style:font-name-complex="Times New Roman2" style:font-size-complex="12pt"/>
    </style:style>
    <style:style style:name="P9" style:family="paragraph" style:parent-style-name="Standard">
      <style:paragraph-properties fo:line-height="100%" fo:text-align="start" style:justify-single-word="false" style:text-autospace="none"/>
      <style:text-properties style:font-name="Times New Roman2" fo:font-size="12pt" fo:language="zxx" fo:country="none" style:text-underline-style="none" fo:font-weight="normal" style:font-name-asian="Times New Roman2" style:font-size-asian="12pt" style:font-weight-asian="normal" style:font-name-complex="Times New Roman2" style:font-size-complex="12pt" style:font-weight-complex="normal"/>
    </style:style>
    <style:style style:name="P10" style:family="paragraph" style:parent-style-name="Standard">
      <style:paragraph-properties fo:line-height="100%" fo:text-align="center" style:justify-single-word="false" style:text-autospace="none"/>
      <style:text-properties style:font-name="Times New Roman2" fo:font-size="18pt" fo:language="zxx" fo:country="none" style:text-underline-style="solid" style:text-underline-width="auto" style:text-underline-color="font-color" fo:font-weight="bold" style:font-name-asian="Times New Roman2" style:font-size-asian="18pt" style:font-weight-asian="bold" style:font-name-complex="Times New Roman2" style:font-size-complex="18pt" style:font-weight-complex="bold"/>
    </style:style>
    <style:style style:name="P11" style:family="paragraph" style:parent-style-name="Standard">
      <style:paragraph-properties fo:line-height="100%" style:text-autospace="none"/>
      <style:text-properties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P12" style:family="paragraph" style:parent-style-name="Standard">
      <style:paragraph-properties fo:line-height="100%" style:text-autospace="none"/>
    </style:style>
    <style:style style:name="T1" style:family="text">
      <style:text-properties style:font-name="Times New Roman2" fo:font-size="12pt" fo:language="zxx" fo:country="none" style:text-underline-style="none" fo:font-weight="normal" style:font-name-asian="Times New Roman2" style:font-size-asian="12pt" style:font-weight-asian="normal" style:font-name-complex="Times New Roman2" style:font-size-complex="12pt" style:font-weight-complex="normal"/>
    </style:style>
    <style:style style:name="T2" style:family="text">
      <style:text-properties style:font-name="Times New Roman2" fo:font-size="12pt" fo:language="zxx" fo:country="none" style:text-underline-style="none" fo:font-weight="bold" style:font-name-asian="Times New Roman2" style:font-size-asian="12pt" style:font-weight-asian="bold" style:font-name-complex="Times New Roman2" style:font-size-complex="12pt" style:font-weight-complex="bold"/>
    </style:style>
    <style:style style:name="T3" style:family="text">
      <style:text-properties style:font-name="Times New Roman2" fo:font-size="12pt" fo:language="zxx" fo:country="none" style:text-underline-style="solid" style:text-underline-width="auto" style:text-underline-color="font-color" fo:font-weight="normal" style:font-name-asian="Times New Roman2" style:font-size-asian="12pt" style:font-weight-asian="normal" style:font-name-complex="Times New Roman2" style:font-size-complex="12pt" style:font-weight-complex="normal"/>
    </style:style>
    <style:style style:name="T4" style:family="text">
      <style:text-properties style:font-name="Times New Roman2" fo:font-size="12pt" style:font-name-asian="Times New Roman2" style:font-size-asian="12pt" style:font-name-complex="Times New Roman2" style:font-size-complex="12pt"/>
    </style:style>
    <style:style style:name="T5" style:family="text">
      <style:text-properties style:font-name="Times New Roman2" fo:font-size="14pt" fo:language="zxx" fo:country="none" style:text-underline-style="solid" style:text-underline-width="auto" style:text-underline-color="font-color" fo:font-weight="normal" style:font-name-asian="Times New Roman2" style:font-size-asian="14pt" style:font-weight-asian="normal" style:font-name-complex="Times New Roman2" style:font-size-complex="14pt" style:font-weight-complex="normal"/>
    </style:style>
    <style:style style:name="T6" style:family="text">
      <style:text-properties style:use-window-font-color="true" style:font-name="Times New Roman2" fo:font-size="12pt" fo:language="zxx" fo:country="none" style:text-underline-style="none" fo:font-weight="normal" style:font-name-asian="Times New Roman2" style:font-size-asian="12pt" style:font-weight-asian="normal" style:font-name-complex="Times New Roman2" style:font-size-complex="12pt" style:font-weight-complex="normal"/>
    </style:style>
    <style:style style:name="T7" style:family="text">
      <style:text-properties style:use-window-font-color="true" style:font-name="Times New Roman2" fo:font-size="12pt" fo:language="zxx" fo:country="none" style:text-underline-style="none" style:font-name-asian="Times New Roman2" style:font-size-asian="12pt" style:font-name-complex="Times New Roman2" style:font-size-complex="12pt"/>
    </style:style>
    <style:style style:name="T8" style:family="text">
      <style:text-properties fo:color="#0000ff" style:font-name="Times New Roman1" fo:font-size="12pt" fo:language="zxx" fo:country="none" style:text-underline-style="solid" style:text-underline-width="auto" style:text-underline-color="font-color" fo:font-weight="normal" style:text-underline-mode="continuous" style:text-overline-mode="continuous" style:text-line-through-mode="continuous" fo:background-color="transparent" style:font-name-asian="Times New Roman1" style:font-size-asian="12pt" style:font-weight-asian="normal" style:font-name-complex="Times New Roman1" style:font-size-complex="12pt" style:font-weight-complex="normal"/>
    </style:style>
    <style:style style:name="T9" style:family="text">
      <style:text-properties fo:color="#0000ff" style:font-name="Times New Roman1" fo:font-size="12pt" fo:language="zxx" fo:country="none" style:text-underline-style="solid" style:text-underline-width="auto" style:text-underline-color="font-color" fo:font-weight="normal" style:text-underline-mode="continuous" style:text-overline-mode="continuous" style:text-line-through-mode="continuous" fo:background-color="transparent" style:font-name-asian="Times New Roman1" style:font-size-asian="12pt" style:language-asian="zxx" style:country-asian="none" style:font-weight-asian="normal" style:font-name-complex="Times New Roman1" style:font-size-complex="12pt" style:language-complex="zxx" style:country-complex="none" style:font-weight-complex="normal"/>
    </style:style>
    <style:style style:name="T10" style:family="text">
      <style:text-properties fo:color="#0000ff" style:font-name="Times New Roman1" fo:font-size="12pt" fo:language="zxx" fo:country="none" style:text-underline-style="none" fo:font-weight="normal" style:text-underline-mode="continuous" style:text-overline-mode="continuous" style:text-line-through-mode="continuous" fo:background-color="transparent" style:font-name-asian="Times New Roman1" style:font-size-asian="12pt" style:font-weight-asian="normal" style:font-name-complex="Times New Roman1" style:font-size-complex="12pt" style:font-weight-complex="normal"/>
    </style:style>
    <style:style style:name="T1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émarche du projet 3</text:p>
      <text:p text:style-name="P10"/>
      <text:p text:style-name="P10"/>
      <text:p text:style-name="P9">Le code source du projet 3 se trouve à l'adresse suivante : " https://github.com/MINCARELLI13/Projet-MacGyver.git "</text:p>
      <text:p text:style-name="P1"/>
      <text:p text:style-name="P1"/>
      <text:p text:style-name="P1"/>
      <text:p text:style-name="P4"><text:span text:style-name="T1">I- </text:span><text:span text:style-name="T5">Ce jeu a été développé en plusieurs phases :</text:span></text:p>
      <text:p text:style-name="P1"/>
      <text:p text:style-name="P2">1) la construction des éléments du labyrinthe s'est faite d'abord par dessin, sur du papier à carreaux, et a ensuite été reporté dans un fichier texte ("maze.txt") sous forme de lettres - une lettre représentant un élément du jeu comme un mur ou un personnage.</text:p>
      <text:p text:style-name="P2">Ce fichier texte a ensuite été "retranscrit" sous la forme d'un dictionnaire (clé, valeur) dont chaque "clé" représente les coordonnées d'un élément <text:s/>et chaque "valeur" le type d'élément (par exemple, {(8, 5): "w"} permet de savoir qu'au point de coordonnées (8, 5) correspond un "w" symbolisant un mur).</text:p>
      <text:p text:style-name="P1"/>
      <text:p text:style-name="P2">2) le labyrinthe (murs et objets à trouver) ainsu que les deux personnages (MacGyver et le Gardien) ont chacun fait l'objet d'une classe afin de pouvoir les créer et les gérer indépendamment.</text:p>
      <text:p text:style-name="P2">En particulier, c'est à partir de la classe "Maze" que la gestion des personnages et des objets s'est faite avec une centralisation des informations dans l'attribut "grid" sous la forme d'un dictionnaire permettant, à chaque instant, de connaître la position de chaque élément du jeu dans le labyrinthe.</text:p>
      <text:p text:style-name="P1"/>
      <text:p text:style-name="P2">3) la partie animée (déplacement avec les flèches du clavier) et graphique du jeu a été gérée dans la classe "Game" grâce à la bibliothèque Pygame .</text:p>
      <text:p text:style-name="P2">A chaque appui sur une flèche du clavier, la classe Game, en appelant la classe Maze, vérifie un ensemble de paramètres (présence d'un <text:s/>mur, d'un objet ou du gardien sur la nouvelle position de MacGyver) et modifie éventuellement les éléments de la grille "grid" (suppression d'un objet présent sur la case destination, stockage de l'objet dans l'attribut "bag" de MacGyver, calcul des nouvelles coordonnées de MacGyver dans le labyrinthe). Une fois ces vérifications et ces modifications effectuées dans la classe Maze, les nouvelles données sont mises à jour au niveau du jeu c'est-à-dire graphiquement dans la classe Game.</text:p>
      <text:p text:style-name="P4"><text:span text:style-name="T1">Enfin, les images nécessaires au visuel du jeu ont été fournies par le site </text:span><text:a xlink:type="simple" xlink:href="http://jessefreeman.com/" text:style-name="Internet_20_link" text:visited-style-name="Visited_20_Internet_20_Link"><text:span text:style-name="T6">http://jessefreeman.com/</text:span></text:a><text:span text:style-name="T1">.</text:span></text:p>
      <text:p text:style-name="P1"/>
      <text:p text:style-name="P1"/>
      <text:p text:style-name="P3">Au final, le choix de l'algorithme est basé sur trois principes :</text:p>
      <text:p text:style-name="P1"/>
      <text:p text:style-name="P7">a- utiliser principalement la grille du labyrinthe "grid" pour gérer les positions et la présence des différents éléments du jeu;</text:p>
      <text:p text:style-name="P6"/>
      <text:p text:style-name="P7">b- gérer toute la partie "back-office" c'est-à-dire toutes les classes et les instances - hors animation et graphisme - avec la classe "Maze";</text:p>
      <text:p text:style-name="P6"/>
      <text:p text:style-name="P7">c- et finalement, centraliser la gestion du jeu avec la classe "Game" qui reçoit les événements relatifs au déplacement avec les flèches du clavier grâce aux fonctionnalités de Pygam</text:p>
      <text:p text:style-name="P1"/>
      <text:p text:style-name="P1"/>
      <text:p text:style-name="P4"><text:span text:style-name="T1">II- </text:span><text:span text:style-name="T3">Plusieurs problèmes ont été rencontrés :</text:span></text:p>
      <text:p text:style-name="P1"/>
      <text:p text:style-name="P2">1) Dans la première version du projet, chaque classe permettait de gérer les instances qui en était issues. Par exemple, la classe MacGyver gérait les déplacements du personnage, testait si sa nouvelle destination était un mur, le gardien ou encore un objet, ramassait les objets pour les mettre dans le sac...</text:p>
      <text:p text:style-name="P2">L'utilisation d'une telle configuration de programmation a entraîné <text:s/>le fait que chacune des classes devait alors faire des appels aux autres instances ou aux autres classes.</text:p>
      <text:p text:style-name="P2"><text:soft-page-break/>Or, outre la complexité de cette méthode de programmation, cette pratique s'est avérée incompatible avec l'utilisation de modules.</text:p>
      <text:p text:style-name="P4"><text:span text:style-name="T1">En effet, l'utilisation d'une librairie dans laquelle chaque classe a été enregistrée dans un fichier afin de pouvoir travailler avec des modules indépendants - chacun de ces modules faisant appel aux autres modules -, et donc l'utilisation de ces modules s'appelant mutuellement a <text:s/>généré un </text:span><text:span text:style-name="T2">problème d'imports circulaires</text:span><text:span text:style-name="T1">.</text:span></text:p>
      <text:p text:style-name="P4"><text:span text:style-name="T1"/></text:p>
      <text:p text:style-name="P2"><text:s/><text:tab/>Afin de résoudre cette incompatibilité, plusieurs solutions plus ou moins élégantes ont été <text:tab/>envisagées comme la création d'un module tiers contenant ce dont avaient besoins les modules <text:tab/>s'appelant mutuellement ou encore l'import des modules à l'intérieur des méthodes et attributs de la <text:tab/>classe plutôt qu'en début de classe.</text:p>
      <text:p text:style-name="P2"><text:tab/>Au final, la solution que j'ai adoptée a été de revoir complétement l'algorithme du programme. <text:tab/>Pour cela, la classe "Maze" a été construite afin de gérer la partie "back-end" du programme c'est-<text:tab/>à-dire pour gérer les classes de MacGyver et du Guardien ainsi que les informations contenues <text:tab/>dans la grille du labyrinthe "grid" et notamment la position et la présence des objets.</text:p>
      <text:p text:style-name="P2"><text:tab/>De même, la classe "MacGyver_game" correspondant à la partie "animation et graphisme" du jeu a <text:tab/>été construite afin de pouvoir utiliser facilement toutes les informations des autres classes et <text:tab/>notamment de la classe "Maze".</text:p>
      <text:p text:style-name="P1"/>
      <text:p text:style-name="P1"/>
      <text:p text:style-name="P4"><text:span text:style-name="T1">2) Une autre difficulté rencontrée a été l'</text:span><text:span text:style-name="T2">appréhension de la bibliothèque Pygame</text:span><text:span text:style-name="T1">.</text:span></text:p>
      <text:p text:style-name="P2">En effet, ne connaissant pas cette bibliothèque la problématique était d'apprendre suffisament des possibilités de celle-ci afin de ne pas passer à côté d'un élément essentiel de Pygame - ce qui m'aurait <text:s/>empêché d'avancer -, mais sans perdre non plus de temps en allant trop loin dans la connaissance des méthodes disponibles et de m'attarder sur des fonctions ou concepts inutiles pour les besoins du jeu.</text:p>
      <text:p text:style-name="P2"/>
      <text:p text:style-name="P2"><text:tab/>Pour cela, j'ai commencé par apprendre les notions essentielles, pour faire apparaître une fenêtre et <text:tab/>un fond, créer des images et en modifier les positions, et enfin détecter les flèches de déplacements <text:tab/>du clavier.</text:p>
      <text:p text:style-name="P2"><text:tab/>Une fois cette étape réalisée, j'ai lu les possibilités offertes par les autres méthodes de Pygame <text:tab/>mais sans essayer de connaître leur fonctionnement, uniquement pour savoir qu'elles existaient au <text:tab/>cas où j'en aurais eu besoin pour le projet.</text:p>
      <text:p text:style-name="P2"/>
      <text:p text:style-name="P2"/>
      <text:p text:style-name="P4"><text:span text:style-name="T1">3) Un autre problème rencontré a été la récupération et la transformation des images nécessaires à la partie visuelle du jeu, les images étant fournies par le site </text:span><text:a xlink:type="simple" xlink:href="http://jessefreeman.com/" text:style-name="Internet_20_link" text:visited-style-name="Visited_20_Internet_20_Link"><text:span text:style-name="T8">http://jessefreeman.com/</text:span></text:a><text:span text:style-name="T10">.</text:span></text:p>
      <text:p text:style-name="P5">Le premier problème était d'obtenir toutes les images figurant les différents éléments du jeu : les personnages de MacGyver et du gardien ainsi que les objets tels que la seringue, le tube et l'éther étaient déjà présents dans les ressources fournies. Cependant, les murs et l'image de fond du jeu n'y étaient pas en tant que tel.</text:p>
      <text:p text:style-name="P5"/>
      <text:p text:style-name="P5"><text:tab/>Pour l'image du mur, j'ai donc découpé un des décors fournis avec l'application "paint". En <text:tab/>revanche, pour le fond, le découpage et l'agrandissement d'une des images fournies entrainaît <text:tab/>systématiquement une pixelisation qui amenait à un résultat inutilisable. Il a donc fallu récupérer <text:tab/>un fond grisâtre sur internet.</text:p>
      <text:p text:style-name="P4"><text:span text:style-name="T7"><text:tab/>Une fois récupérées toutes ces ressources graphiques, il a fallu les redimensionner avec une <text:tab/>application en ligne </text:span><text:a xlink:type="simple" xlink:href="https://resizeimage.net/" text:style-name="Internet_20_link" text:visited-style-name="Visited_20_Internet_20_Link"><text:span text:style-name="T9">https://resizeimage.net/</text:span></text:a><text:span text:style-name="T4"> et supprimer les fonds des images ".png" pour les <text:tab/>rendre transparents afin d'obtenir un bon rendu visuel du jeu.</text:span></text:p>
      <text:p text:style-name="P8"/>
      <text:p text:style-name="P5"/>
      <text:p text:style-name="P5"/>
      <text:p text:style-name="P5"/>
      <text:p text:style-name="P5"/>
      <text:p text:style-name="P5"/>
      <text:p text:style-name="P1"/>
      <text:p text:style-name="P4"><text:soft-page-break/></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Times New Roman2" svg:font-family="'Times New Roman'" style:font-family-generic="roman"/>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39cm" fo:margin-bottom="1.296cm" fo:margin-left="1.549cm" fo:margin-right="1.39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1-11T23:07:40.95</meta:creation-date>
    <dc:date>2020-11-12T00:06:19.04</dc:date>
    <meta:editing-duration>PT44M20S</meta:editing-duration>
    <meta:editing-cycles>6</meta:editing-cycles>
    <meta:generator>OpenOffice/4.1.7$Win32 OpenOffice.org_project/417m1$Build-9800</meta:generator>
    <meta:document-statistic meta:table-count="0" meta:image-count="0" meta:object-count="0" meta:page-count="3" meta:paragraph-count="30" meta:word-count="1040" meta:character-count="6589"/>
  </office:meta>
</office:document-meta>
</file>